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color="#000000" draw:fill="none" draw:fill-color="#ffffff" draw:textarea-vertical-align="middle" draw:auto-grow-height="true" draw:auto-grow-width="false" fo:max-height="0cm" fo:min-height="1.115cm"/>
    </style:style>
    <style:style style:name="gr3" style:family="graphic" style:parent-style-name="standard">
      <style:graphic-properties draw:stroke="solid" svg:stroke-color="#000000" draw:fill="none" draw:fill-color="#ffffff" draw:textarea-vertical-align="middle" draw:auto-grow-height="true" draw:auto-grow-width="false" fo:max-height="0cm" fo:min-height="1.02cm"/>
    </style:style>
    <style:style style:name="gr4" style:family="graphic" style:parent-style-name="standard">
      <style:graphic-properties draw:stroke="solid" svg:stroke-color="#000000" draw:fill="none" draw:fill-color="#ffffff" draw:textarea-vertical-align="middle" draw:auto-grow-height="true" draw:auto-grow-width="false" fo:max-height="0cm" fo:min-height="0.925cm"/>
    </style:style>
    <style:style style:name="gr5" style:family="graphic" style:parent-style-name="standard">
      <style:graphic-properties draw:stroke="none" svg:stroke-color="#000000" draw:fill="none" draw:fill-color="#ffffff" draw:textarea-vertical-align="middle" draw:auto-grow-height="true" draw:auto-grow-width="false" fo:max-height="0cm" fo:min-height="1.02cm"/>
    </style:style>
    <style:style style:name="gr6" style:family="graphic" style:parent-style-name="standard">
      <style:graphic-properties draw:stroke="none" svg:stroke-color="#000000" draw:fill="none" draw:fill-color="#ffffff" draw:textarea-vertical-align="middle" draw:auto-grow-height="true" draw:auto-grow-width="false" fo:max-height="0cm" fo:min-height="0.925cm"/>
    </style:style>
    <style:style style:name="gr7" style:family="graphic" style:parent-style-name="standard">
      <style:graphic-properties draw:stroke="none" svg:stroke-color="#000000" draw:fill="none" draw:fill-color="#ffffff" draw:auto-grow-height="true" draw:auto-grow-width="false" fo:max-height="0cm" fo:min-height="0.385cm"/>
    </style:style>
    <style:style style:name="gr8" style:family="graphic" style:parent-style-name="standard">
      <style:graphic-properties draw:stroke="none" svg:stroke-color="#000000" draw:fill="none" draw:fill-color="#ffffff" draw:textarea-vertical-align="middle" draw:auto-grow-height="true" draw:auto-grow-width="false" fo:max-height="0cm" fo:min-height="2.29cm"/>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marker-start="Arrow" draw:textarea-horizontal-align="center" draw:textarea-vertical-align="middle"/>
    </style:style>
    <style:style style:name="gr12" style:family="graphic" style:parent-style-name="standard">
      <style:graphic-properties draw:fill="solid" draw:fill-color="#ffffff" draw:textarea-horizontal-align="justify" draw:textarea-vertical-align="middle" draw:auto-grow-height="false"/>
    </style:style>
    <style:style style:name="gr13" style:family="graphic" style:parent-style-name="standard">
      <style:graphic-properties draw:stroke="none" svg:stroke-color="#000000" draw:fill="none" draw:fill-color="#ffffff" draw:auto-grow-height="true" draw:auto-grow-width="false" fo:max-height="0cm" fo:min-height="11.815cm"/>
    </style:style>
    <style:style style:name="gr14" style:family="graphic" style:parent-style-name="standard">
      <style:graphic-properties draw:stroke="solid" svg:stroke-color="#000000" draw:fill="none" draw:fill-color="#ffffff" draw:textarea-horizontal-align="center" draw:textarea-vertical-align="middle" draw:auto-grow-height="true" draw:auto-grow-width="false" fo:min-height="1.02cm" fo:min-width="3.945cm"/>
    </style:style>
    <style:style style:name="gr15" style:family="graphic" style:parent-style-name="standard">
      <style:graphic-properties draw:stroke="solid" svg:stroke-color="#000000" draw:fill="none" draw:fill-color="#ffffff" draw:auto-grow-height="true" draw:auto-grow-width="false" fo:max-height="0cm" fo:min-height="0cm"/>
    </style:style>
    <style:style style:name="pr1" style:family="presentation" style:parent-style-name="Default-title">
      <style:graphic-properties draw:fill-color="#ffffff" fo:min-height="3.021cm"/>
    </style:style>
    <style:style style:name="pr2" style:family="presentation" style:parent-style-name="Default-outline1">
      <style:graphic-properties draw:fill-color="#ffffff" fo:min-height="12.678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fill-color="#ffffff" draw:auto-grow-height="true" fo:min-height="3.272cm"/>
    </style:style>
    <style:style style:name="pr5" style:family="presentation" style:parent-style-name="Default-notes">
      <style:graphic-properties draw:fill-color="#ffffff" fo:min-height="12.322cm"/>
    </style:style>
    <style:style style:name="pr6" style:family="presentation" style:parent-style-name="Default-outline1">
      <style:graphic-properties draw:fill-color="#ffffff" fo:min-height="3.671cm"/>
    </style:style>
    <style:style style:name="pr7" style:family="presentation" style:parent-style-name="Default-outline1">
      <style:graphic-properties draw:fill-color="#ffffff" draw:auto-grow-height="true" fo:min-height="12.929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2.4cm" fo:margin-right="0cm" fo:text-indent="-0.8cm"/>
    </style:style>
    <style:style style:name="P4" style:family="paragraph">
      <style:paragraph-properties fo:margin-left="3.6cm" fo:margin-right="0cm" fo:text-indent="-0.6cm"/>
    </style:style>
    <style:style style:name="P5" style:family="paragraph">
      <style:paragraph-properties fo:margin-left="0.6cm" fo:margin-right="0cm" fo:text-indent="-0.6cm"/>
    </style:style>
    <style:style style:name="P6" style:family="paragraph">
      <style:paragraph-properties fo:margin-left="0cm" fo:margin-right="0cm" fo:text-align="center" fo:text-indent="0cm"/>
    </style:style>
    <style:style style:name="P7" style:family="paragraph">
      <style:paragraph-properties fo:margin-left="0cm" fo:margin-right="0cm" fo:text-indent="0cm"/>
      <style:text-properties fo:font-size="24pt" style:font-size-asian="24pt" style:font-size-complex="24pt"/>
    </style:style>
    <style:style style:name="P8" style:family="paragraph">
      <style:paragraph-properties fo:text-align="center"/>
    </style:style>
    <style:style style:name="P9" style:family="paragraph">
      <style:paragraph-properties fo:margin-left="0cm" fo:margin-right="0cm" fo:text-indent="0cm"/>
      <style:text-properties fo:font-size="14pt" style:font-size-asian="14pt" style:font-size-complex="14pt"/>
    </style:style>
    <style:style style:name="P10" style:family="paragraph">
      <style:paragraph-properties fo:margin-left="0cm" fo:margin-right="0cm" fo:text-align="center" fo:text-indent="0cm"/>
      <style:text-properties fo:font-size="10pt" style:font-size-asian="10pt" style:font-size-complex="10pt"/>
    </style:style>
    <style:style style:name="P11" style:family="paragraph">
      <style:paragraph-properties fo:margin-left="0cm" fo:margin-right="0cm" fo:text-align="end" fo:text-indent="0cm"/>
    </style:style>
    <style:style style:name="P12" style:family="paragraph">
      <style:paragraph-properties fo:margin-left="0cm" fo:margin-right="0cm" fo:text-indent="0cm">
        <style:tab-stops>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s>
      </style:paragraph-properties>
      <style:text-properties fo:font-family="'Times New Roman'" style:font-family-generic="roman" style:font-pitch="variable"/>
    </style:style>
    <style:style style:name="P13" style:family="paragraph">
      <style:paragraph-properties fo:margin-left="0cm" fo:margin-right="0cm" fo:text-indent="0cm">
        <style:tab-stops>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s>
      </style:paragraph-properties>
    </style:style>
    <style:style style:name="P14" style:family="paragraph">
      <style:paragraph-properties fo:margin-left="0cm" fo:margin-right="0cm" fo:text-indent="0cm"/>
      <style:text-properties fo:font-family="'Courier New'" style:font-family-generic="modern" style:font-pitch="fixed" fo:font-size="14pt" style:font-size-asian="14pt" style:font-size-complex="14pt"/>
    </style:style>
    <style:style style:name="P15" style:family="paragraph">
      <style:paragraph-properties fo:margin-left="0cm" fo:margin-right="0cm" fo:text-indent="0cm"/>
      <style:text-properties fo:font-size="12pt" style:font-size-asian="12pt" style:font-size-complex="12pt"/>
    </style:style>
    <style:style style:name="P16" style:family="paragraph">
      <style:paragraph-properties fo:margin-left="0cm" fo:margin-right="0cm" fo:text-indent="0cm"/>
      <style:text-properties fo:font-family="'Times New Roman'" style:font-family-generic="roman" style:font-pitch="variable" fo:font-size="12pt" style:font-size-asian="12pt" style:font-size-complex="12pt"/>
    </style:style>
    <style:style style:name="T1" style:family="text">
      <style:text-properties fo:font-size="24pt" style:font-size-asian="24pt" style:font-size-complex="24pt"/>
    </style:style>
    <style:style style:name="T2" style:family="text">
      <style:text-properties fo:font-size="14pt" style:font-size-asian="14pt" style:font-size-complex="14pt"/>
    </style:style>
    <style:style style:name="T3" style:family="text">
      <style:text-properties fo:font-size="10pt" style:font-size-asian="10pt" style:font-size-complex="10pt"/>
    </style:style>
    <style:style style:name="T4" style:family="text">
      <style:text-properties fo:font-family="'Times New Roman'" style:font-family-generic="roman" style:font-pitch="variable" fo:font-size="12pt" fo:language="en" fo:country="US" style:language-asian="en" style:country-asian="US" style:font-size-complex="12pt"/>
    </style:style>
    <style:style style:name="T5" style:family="text">
      <style:text-properties fo:font-family="'Courier New'" style:font-family-generic="modern" style:font-pitch="fixed" fo:font-size="14pt" style:font-size-asian="14pt" style:font-size-complex="14pt"/>
    </style:style>
    <style:style style:name="T6" style:family="text">
      <style:text-properties fo:font-size="12pt" style:font-size-asian="12pt" style:font-size-complex="12pt"/>
    </style:style>
    <style:style style:name="T7" style:family="text">
      <style:text-properties fo:font-family="'Times New Roman'" style:font-family-generic="roman" style:font-pitch="variable"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3.345cm" svg:height="3.021cm" svg:x="2.297cm" svg:y="1.905cm" presentation:class="title" presentation:user-transformed="true">
          <draw:text-box>
            <text:p text:style-name="P1">Packet Structure and Encoding</text:p>
          </draw:text-box>
        </draw:frame>
        <draw:frame presentation:style-name="pr2" draw:text-style-name="P2" draw:layer="layout" svg:width="23.345cm" svg:height="15.065cm" svg:x="2.42cm" svg:y="4.985cm" presentation:class="outline" presentation:user-transformed="true">
          <draw:text-box>
            <text:list text:style-name="L2">
              <text:list-item>
                <text:p text:style-name="P2">Network Layer details</text:p>
              </text:list-item>
            </text:list>
            <text:list text:style-name="L2">
              <text:list-item>
                <text:p text:style-name="P2">Application Layer details</text:p>
              </text:list-item>
            </text:list>
            <text:list text:style-name="L2">
              <text:list-item>
                <text:list>
                  <text:list-item>
                    <text:p text:style-name="P3">Abstract Syntax Notation One (ASN.1)</text:p>
                  </text:list-item>
                </text:list>
              </text:list-item>
            </text:list>
            <text:list text:style-name="L2">
              <text:list-item>
                <text:list>
                  <text:list-item>
                    <text:p text:style-name="P3">Encoding Application Services and Properties</text:p>
                  </text:list-item>
                </text:list>
              </text:list-item>
            </text:list>
            <text:list text:style-name="L2">
              <text:list-item>
                <text:list>
                  <text:list-item>
                    <text:list>
                      <text:list-item>
                        <text:p text:style-name="P4">Context Specific and Application Tags</text:p>
                      </text:list-item>
                    </text:list>
                  </text:list-item>
                </text:list>
              </text:list-item>
            </text:list>
            <text:list text:style-name="L2">
              <text:list-item>
                <text:list>
                  <text:list-item>
                    <text:list>
                      <text:list-item>
                        <text:p text:style-name="P4">Primitive Application Datatypes</text:p>
                      </text:list-item>
                    </text:list>
                  </text:list-item>
                </text:list>
              </text:list-item>
            </text:list>
            <text:list text:style-name="L2">
              <text:list-item>
                <text:list>
                  <text:list-item>
                    <text:list>
                      <text:list-item>
                        <text:p text:style-name="P4">PDU Types in Detail</text:p>
                      </text:list-item>
                    </text:list>
                  </text:list-item>
                </text:list>
              </text:list-item>
            </text:list>
            <text:list text:style-name="L2">
              <text:list-item>
                <text:p text:style-name="P2">BACnet Arrays and Lists</text:p>
              </text:list-item>
            </text:list>
            <text:list text:style-name="L2">
              <text:list-item>
                <text:p text:style-name="P2">Command Prioritization</text:p>
              </text:list-item>
            </text:list>
            <text:list text:style-name="L2">
              <text:list-item>
                <text:p text:style-name="P2">Reject, Abort, and Error</text:p>
              </text:list-item>
            </text:list>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5"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4" draw:text-style-name="P1" draw:layer="layout" svg:width="23.345cm" svg:height="3.272cm" svg:x="2.297cm" svg:y="1.78cm" presentation:class="title">
          <draw:text-box>
            <text:p text:style-name="P1">Network Layer Details</text:p>
          </draw:text-box>
        </draw:frame>
        <draw:frame draw:style-name="gr2" draw:text-style-name="P6" draw:layer="layout" svg:width="5.08cm" svg:height="1.365cm" svg:x="2.27cm" svg:y="5.35cm">
          <draw:text-box>
            <text:p text:style-name="P6">Version</text:p>
          </draw:text-box>
        </draw:frame>
        <draw:frame draw:style-name="gr3" draw:text-style-name="P6" draw:layer="layout" svg:width="5.08cm" svg:height="1.27cm" svg:x="2.27cm" svg:y="6.715cm">
          <draw:text-box>
            <text:p text:style-name="P6">Control</text:p>
          </draw:text-box>
        </draw:frame>
        <draw:frame draw:style-name="gr3" draw:text-style-name="P6" draw:layer="layout" svg:width="5.08cm" svg:height="1.27cm" svg:x="2.27cm" svg:y="7.985cm">
          <draw:text-box>
            <text:p text:style-name="P6">DNET</text:p>
          </draw:text-box>
        </draw:frame>
        <draw:frame draw:style-name="gr3" draw:text-style-name="P6" draw:layer="layout" svg:width="5.08cm" svg:height="1.27cm" svg:x="2.27cm" svg:y="9.255cm">
          <draw:text-box>
            <text:p text:style-name="P6">DLEN</text:p>
          </draw:text-box>
        </draw:frame>
        <draw:frame draw:style-name="gr3" draw:text-style-name="P6" draw:layer="layout" svg:width="5.08cm" svg:height="1.27cm" svg:x="2.27cm" svg:y="10.525cm">
          <draw:text-box>
            <text:p text:style-name="P6">DADR</text:p>
          </draw:text-box>
        </draw:frame>
        <draw:frame draw:style-name="gr3" draw:text-style-name="P6" draw:layer="layout" svg:width="5.08cm" svg:height="1.27cm" svg:x="2.27cm" svg:y="11.795cm">
          <draw:text-box>
            <text:p text:style-name="P6">SNET</text:p>
          </draw:text-box>
        </draw:frame>
        <draw:frame draw:style-name="gr3" draw:text-style-name="P6" draw:layer="layout" svg:width="5.08cm" svg:height="1.27cm" svg:x="2.27cm" svg:y="13.065cm">
          <draw:text-box>
            <text:p text:style-name="P6">SLEN</text:p>
          </draw:text-box>
        </draw:frame>
        <draw:frame draw:style-name="gr3" draw:text-style-name="P6" draw:layer="layout" svg:width="5.08cm" svg:height="1.27cm" svg:x="2.27cm" svg:y="14.335cm">
          <draw:text-box>
            <text:p text:style-name="P6">SADR</text:p>
          </draw:text-box>
        </draw:frame>
        <draw:frame draw:style-name="gr3" draw:text-style-name="P6" draw:layer="layout" svg:width="5.08cm" svg:height="1.27cm" svg:x="2.27cm" svg:y="15.605cm">
          <draw:text-box>
            <text:p text:style-name="P6">Hop Count</text:p>
          </draw:text-box>
        </draw:frame>
        <draw:frame draw:style-name="gr3" draw:text-style-name="P6" draw:layer="layout" svg:width="5.08cm" svg:height="1.27cm" svg:x="2.27cm" svg:y="16.875cm">
          <draw:text-box>
            <text:p text:style-name="P6">Message Type</text:p>
          </draw:text-box>
        </draw:frame>
        <draw:frame draw:style-name="gr4" draw:text-style-name="P6" draw:layer="layout" svg:width="5.08cm" svg:height="1.175cm" svg:x="2.27cm" svg:y="18.145cm">
          <draw:text-box>
            <text:p text:style-name="P6">Vendor ID</text:p>
          </draw:text-box>
        </draw:frame>
        <draw:frame draw:style-name="gr3" draw:text-style-name="P1" draw:layer="layout" svg:width="5.08cm" svg:height="1.27cm" svg:x="2.27cm" svg:y="19.32cm">
          <draw:text-box>
            <text:p text:style-name="P6">APDU</text:p>
          </draw:text-box>
        </draw:frame>
        <draw:frame draw:style-name="gr5" draw:text-style-name="P6" draw:layer="layout" svg:width="5.08cm" svg:height="1.27cm" svg:x="7.35cm" svg:y="5.35cm">
          <draw:text-box>
            <text:p text:style-name="P6">1 octet</text:p>
          </draw:text-box>
        </draw:frame>
        <draw:frame draw:style-name="gr5" draw:text-style-name="P6" draw:id="id2" draw:layer="layout" svg:width="5.08cm" svg:height="1.27cm" svg:x="7.35cm" svg:y="6.715cm">
          <draw:text-box>
            <text:p text:style-name="P6">1 octet</text:p>
          </draw:text-box>
        </draw:frame>
        <draw:frame draw:style-name="gr5" draw:text-style-name="P6" draw:layer="layout" svg:width="5.08cm" svg:height="1.27cm" svg:x="7.35cm" svg:y="7.985cm">
          <draw:text-box>
            <text:p text:style-name="P6">2 octets</text:p>
          </draw:text-box>
        </draw:frame>
        <draw:frame draw:style-name="gr5" draw:text-style-name="P6" draw:id="id3" draw:layer="layout" svg:width="5.08cm" svg:height="1.27cm" svg:x="7.35cm" svg:y="9.255cm">
          <draw:text-box>
            <text:p text:style-name="P6">1 octet</text:p>
          </draw:text-box>
        </draw:frame>
        <draw:frame draw:style-name="gr5" draw:text-style-name="P6" draw:layer="layout" svg:width="5.08cm" svg:height="1.27cm" svg:x="7.35cm" svg:y="10.525cm">
          <draw:text-box>
            <text:p text:style-name="P6">variable</text:p>
          </draw:text-box>
        </draw:frame>
        <draw:frame draw:style-name="gr5" draw:text-style-name="P6" draw:layer="layout" svg:width="5.08cm" svg:height="1.27cm" svg:x="7.35cm" svg:y="11.795cm">
          <draw:text-box>
            <text:p text:style-name="P6">2 octets</text:p>
          </draw:text-box>
        </draw:frame>
        <draw:frame draw:style-name="gr5" draw:text-style-name="P6" draw:id="id6" draw:layer="layout" svg:width="5.08cm" svg:height="1.27cm" svg:x="7.35cm" svg:y="13.065cm">
          <draw:text-box>
            <text:p text:style-name="P6">1 octet</text:p>
          </draw:text-box>
        </draw:frame>
        <draw:frame draw:style-name="gr5" draw:text-style-name="P6" draw:layer="layout" svg:width="5.08cm" svg:height="1.27cm" svg:x="7.35cm" svg:y="14.335cm">
          <draw:text-box>
            <text:p text:style-name="P6">variable</text:p>
          </draw:text-box>
        </draw:frame>
        <draw:frame draw:style-name="gr5" draw:text-style-name="P6" draw:layer="layout" svg:width="5.08cm" svg:height="1.27cm" svg:x="7.35cm" svg:y="15.605cm">
          <draw:text-box>
            <text:p text:style-name="P6">1 octet</text:p>
          </draw:text-box>
        </draw:frame>
        <draw:frame draw:style-name="gr5" draw:text-style-name="P6" draw:layer="layout" svg:width="5.08cm" svg:height="1.27cm" svg:x="7.35cm" svg:y="16.875cm">
          <draw:text-box>
            <text:p text:style-name="P6">1 octet</text:p>
          </draw:text-box>
        </draw:frame>
        <draw:frame draw:style-name="gr5" draw:text-style-name="P6" draw:layer="layout" svg:width="5.08cm" svg:height="1.27cm" svg:x="7.35cm" svg:y="18.145cm">
          <draw:text-box>
            <text:p text:style-name="P6">2 octets</text:p>
          </draw:text-box>
        </draw:frame>
        <draw:frame draw:style-name="gr6" draw:text-style-name="P6" draw:layer="layout" svg:width="5.08cm" svg:height="1.175cm" svg:x="7.35cm" svg:y="19.415cm">
          <draw:text-box>
            <text:p text:style-name="P6">N octets</text:p>
          </draw:text-box>
        </draw:frame>
        <draw:frame draw:style-name="gr7" draw:text-style-name="P7" draw:layer="layout" svg:width="9.525cm" svg:height="1.195cm" svg:x="2.27cm" svg:y="4.175cm">
          <draw:text-box>
            <text:p text:style-name="P7"><text:span text:style-name="T1">NPDU Field Format</text:span></text:p>
          </draw:text-box>
        </draw:frame>
        <draw:frame draw:style-name="gr8" draw:text-style-name="P1" draw:id="id1" draw:layer="layout" svg:width="11.97cm" svg:height="2.54cm" svg:x="14.97cm" svg:y="6.08cm">
          <draw:text-box>
            <text:p text:style-name="P1">Which fields are present is determined by the control octet</text:p>
          </draw:text-box>
        </draw:frame>
        <draw:connector draw:style-name="gr9" draw:text-style-name="P8" draw:layer="layout" draw:type="lines" svg:x1="14.97cm" svg:y1="7.35cm" svg:x2="12.43cm" svg:y2="7.35cm" draw:start-shape="id1" draw:start-glue-point="3" draw:end-shape="id2" draw:end-glue-point="1" svg:d="m14970 7350h-500-1540-500">
          <text:p text:style-name="P1"/>
        </draw:connector>
        <draw:frame draw:style-name="gr10" draw:text-style-name="P1" draw:layer="layout" svg:width="9.525cm" svg:height="0.962cm" svg:x="12.43cm" svg:y="9.255cm">
          <draw:text-box>
            <text:p text:style-name="P1"/>
          </draw:text-box>
        </draw:frame>
        <draw:frame draw:style-name="gr8" draw:text-style-name="P9" draw:id="id4" draw:layer="layout" svg:width="11.97cm" svg:height="2.54cm" svg:x="14.97cm" svg:y="8.62cm">
          <draw:text-box>
            <text:p text:style-name="P9"><text:span text:style-name="T2">DLEN = 0 denotes broadcast MAC DADR and DADR field is absent</text:span></text:p>
            <text:p text:style-name="P9"><text:span text:style-name="T2"/></text:p>
            <text:p text:style-name="P9"><text:span text:style-name="T2">DLEN &gt; 0 specifies length of DADR field</text:span></text:p>
          </draw:text-box>
        </draw:frame>
        <draw:connector draw:style-name="gr11" draw:text-style-name="P8" draw:layer="layout" svg:x1="12.43cm" svg:y1="9.89cm" svg:x2="14.97cm" svg:y2="9.89cm" draw:start-shape="id3" draw:end-shape="id4" svg:d="m12430 9890h2540">
          <text:p text:style-name="P1"/>
        </draw:connector>
        <draw:frame draw:style-name="gr8" draw:text-style-name="P9" draw:id="id5" draw:layer="layout" svg:width="11.97cm" svg:height="2.54cm" svg:x="14.97cm" svg:y="12.43cm">
          <draw:text-box>
            <text:p text:style-name="P9"><text:span text:style-name="T2">SLEN = 0 Invalid</text:span></text:p>
            <text:p text:style-name="P9"><text:span text:style-name="T2">SLEN &gt; 0 specifies length of SADR field</text:span></text:p>
          </draw:text-box>
        </draw:frame>
        <draw:connector draw:style-name="gr9" draw:text-style-name="P8" draw:layer="layout" svg:x1="14.97cm" svg:y1="13.7cm" svg:x2="12.43cm" svg:y2="13.7cm" draw:start-shape="id5" draw:start-glue-point="3" draw:end-shape="id6" svg:d="m14970 13700h-2540">
          <text:p text:style-name="P1"/>
        </draw:connector>
        <presentation:notes draw:style-name="dp2">
          <office:forms form:automatic-focus="false" form:apply-design-mode="false"/>
          <draw:page-thumbnail draw:style-name="gr1" draw:layer="layout" svg:width="13.968cm" svg:height="10.476cm" svg:x="3.81cm" svg:y="2.123cm" draw:page-number="2" presentation:class="page"/>
          <draw:frame presentation:style-name="pr5" draw:text-style-name="P9" draw:layer="layout" svg:width="17.271cm" svg:height="12.322cm" svg:x="2.159cm" svg:y="13.271cm" presentation:class="notes" presentation:user-transformed="true">
            <draw:text-box>
              <text:p text:style-name="P9"><text:span text:style-name="T2">Figure 6-1. NPDU field format. Which fields are present is determined by the bits in the control octet.</text:span></text:p>
              <text:p text:style-name="P9"><text:span text:style-name="T2"/></text:p>
              <text:p text:style-name="P9"><text:span text:style-name="T2">DNET = 2-octet ultimate destination network number.</text:span></text:p>
              <text:p text:style-name="P9"><text:span text:style-name="T2">DLEN = 1-octet length of ultimate destination MAC layer address</text:span></text:p>
              <text:p text:style-name="P9"><text:span text:style-name="T2"><text:s text:c="6"/></text:span><text:span text:style-name="T2">(A value of 0 indicates a broadcast on the destination network.)</text:span></text:p>
              <text:p text:style-name="P9"><text:span text:style-name="T2">DADR = Ultimate destination MAC layer address.</text:span></text:p>
              <text:p text:style-name="P9"><text:span text:style-name="T2">DA <text:s text:c="2"/>= Local network destination MAC layer address.</text:span></text:p>
              <text:p text:style-name="P9"><text:span text:style-name="T2">SNET = 2-octet original source network number.</text:span></text:p>
              <text:p text:style-name="P9"><text:span text:style-name="T2">SLEN = 1-octet length of original source MAC layer address.</text:span></text:p>
              <text:p text:style-name="P9"><text:span text:style-name="T2">SADR = Original source MAC layer address.</text:span></text:p>
              <text:p text:style-name="P9"><text:span text:style-name="T2">SA <text:s text:c="2"/>= Local network source MAC layer address.</text:span></text:p>
              <text:p text:style-name="P9"><text:span text:style-name="T2"/></text:p>
              <text:p text:style-name="P9"><text:span text:style-name="T2">The multi-octet fields, DNET, SNET, and Vendor ID, shall be conveyed with the most significant octet first. Allowable network number values for DNET shall be from 1 to 65535 and for SNET from 1 to 65534.</text:span></text:p>
              <text:p text:style-name="P9"><text:span text:style-name="T2"/></text:p>
              <text:p text:style-name="P9"><text:span text:style-name="T2"/></text:p>
              <text:p text:style-name="P9"><text:span text:style-name="T2"/></text:p>
            </draw:text-box>
          </draw:frame>
        </presentation:notes>
      </draw:page>
      <draw:page draw:name="page3" draw:style-name="dp1" draw:master-page-name="Default" presentation:presentation-page-layout-name="AL2T19">
        <office:forms form:automatic-focus="false" form:apply-design-mode="false"/>
        <draw:frame presentation:style-name="pr4" draw:text-style-name="P1" draw:layer="layout" svg:width="23.345cm" svg:height="3.272cm" svg:x="2.297cm" svg:y="1.78cm" presentation:class="title">
          <draw:text-box>
            <text:p text:style-name="P1">NPDU Control Octet</text:p>
          </draw:text-box>
        </draw:frame>
        <draw:frame draw:style-name="gr10" draw:text-style-name="P1" draw:layer="layout" svg:width="20.955cm" svg:height="10.916cm" svg:x="2.905cm" svg:y="7.864cm">
          <draw:text-box>
            <text:p text:style-name="P1">Bit 7: 1 indicates that the NSDU conveys a network layer message. Message Type field is present. 0 indicates that the NSDU contains a BACnet APDU. Message Type field is absent.</text:p>
            <text:p text:style-name="P1">Bit 6: Reserved. Shall be zero.</text:p>
            <text:p text:style-name="P1">Bit 5: Destination specifier where:</text:p>
            <text:p text:style-name="P1"><text:s text:c="4"/>0=DNET, DLEN, DADR, and Hop Count absent</text:p>
            <text:p text:style-name="P1"><text:s text:c="4"/>1=DNET, DLEN, and Hop Count present</text:p>
            <text:p text:style-name="P1">Bit 4: Reserved. Shall be zero.</text:p>
            <text:p text:style-name="P1">Bit 3: Source specifier where:</text:p>
            <text:p text:style-name="P1"><text:s text:c="4"/>0=SNET, SLEN, and SADR absent</text:p>
            <text:p text:style-name="P1"><text:s text:c="4"/>1=SNET, SLEN, and SADR present</text:p>
            <text:p text:style-name="P1">Bit 2: 1 indicates that a BACnet-Confirmed-Request-PDU, </text:p>
            <text:p text:style-name="P1">a segment of a BACnet-ComplexACK-PDU, or a network layer </text:p>
            <text:p text:style-name="P1">message expecting a reply is present.</text:p>
            <text:p text:style-name="P1">Bits 1,0: Network priority</text:p>
          </draw:text-box>
        </draw:frame>
        <draw:frame draw:style-name="gr5" draw:text-style-name="P6" draw:layer="layout" svg:width="1.27cm" svg:height="1.27cm" svg:x="8.62cm" svg:y="4.81cm">
          <draw:text-box>
            <text:p text:style-name="P6">5</text:p>
          </draw:text-box>
        </draw:frame>
        <draw:frame draw:style-name="gr5" draw:text-style-name="P6" draw:layer="layout" svg:width="1.27cm" svg:height="1.27cm" svg:x="6.08cm" svg:y="4.81cm">
          <draw:text-box>
            <text:p text:style-name="P6">7</text:p>
          </draw:text-box>
        </draw:frame>
        <draw:frame draw:style-name="gr5" draw:text-style-name="P6" draw:layer="layout" svg:width="1.27cm" svg:height="1.27cm" svg:x="7.35cm" svg:y="4.81cm">
          <draw:text-box>
            <text:p text:style-name="P6">6</text:p>
          </draw:text-box>
        </draw:frame>
        <draw:frame draw:style-name="gr5" draw:text-style-name="P6" draw:layer="layout" svg:width="1.27cm" svg:height="1.27cm" svg:x="9.89cm" svg:y="4.81cm">
          <draw:text-box>
            <text:p text:style-name="P6">4</text:p>
          </draw:text-box>
        </draw:frame>
        <draw:frame draw:style-name="gr5" draw:text-style-name="P6" draw:layer="layout" svg:width="1.27cm" svg:height="1.27cm" svg:x="11.16cm" svg:y="4.81cm">
          <draw:text-box>
            <text:p text:style-name="P6">3</text:p>
          </draw:text-box>
        </draw:frame>
        <draw:frame draw:style-name="gr5" draw:text-style-name="P6" draw:layer="layout" svg:width="1.27cm" svg:height="1.27cm" svg:x="14.97cm" svg:y="4.81cm">
          <draw:text-box>
            <text:p text:style-name="P6">0</text:p>
          </draw:text-box>
        </draw:frame>
        <draw:frame draw:style-name="gr5" draw:text-style-name="P6" draw:layer="layout" svg:width="1.27cm" svg:height="1.27cm" svg:x="12.43cm" svg:y="4.81cm">
          <draw:text-box>
            <text:p text:style-name="P6">2</text:p>
          </draw:text-box>
        </draw:frame>
        <draw:frame draw:style-name="gr5" draw:text-style-name="P6" draw:layer="layout" svg:width="1.27cm" svg:height="1.27cm" svg:x="13.7cm" svg:y="4.81cm">
          <draw:text-box>
            <text:p text:style-name="P6">1</text:p>
          </draw:text-box>
        </draw:frame>
        <draw:frame draw:style-name="gr3" draw:text-style-name="P10" draw:layer="layout" svg:width="1.27cm" svg:height="1.27cm" svg:x="8.62cm" svg:y="6.081cm">
          <draw:text-box>
            <text:p text:style-name="P10"><text:span text:style-name="T3">Dest</text:span></text:p>
          </draw:text-box>
        </draw:frame>
        <draw:frame draw:style-name="gr3" draw:text-style-name="P10" draw:layer="layout" svg:width="1.27cm" svg:height="1.27cm" svg:x="6.08cm" svg:y="6.08cm">
          <draw:text-box>
            <text:p text:style-name="P10"><text:span text:style-name="T3">Net</text:span></text:p>
            <text:p text:style-name="P10"><text:span text:style-name="T3">Msg.</text:span></text:p>
          </draw:text-box>
        </draw:frame>
        <draw:frame draw:style-name="gr3" draw:text-style-name="P6" draw:layer="layout" svg:width="1.27cm" svg:height="1.27cm" svg:x="7.35cm" svg:y="6.08cm">
          <draw:text-box>
            <text:p text:style-name="P6">0</text:p>
          </draw:text-box>
        </draw:frame>
        <draw:frame draw:style-name="gr3" draw:text-style-name="P6" draw:layer="layout" svg:width="1.27cm" svg:height="1.27cm" svg:x="9.89cm" svg:y="6.08cm">
          <draw:text-box>
            <text:p text:style-name="P6">0</text:p>
          </draw:text-box>
        </draw:frame>
        <draw:frame draw:style-name="gr3" draw:text-style-name="P10" draw:layer="layout" svg:width="1.27cm" svg:height="1.27cm" svg:x="11.16cm" svg:y="6.08cm">
          <draw:text-box>
            <text:p text:style-name="P10"><text:span text:style-name="T3">Src</text:span></text:p>
          </draw:text-box>
        </draw:frame>
        <draw:frame draw:style-name="gr3" draw:text-style-name="P6" draw:layer="layout" svg:width="1.27cm" svg:height="1.27cm" svg:x="14.97cm" svg:y="6.08cm">
          <draw:text-box>
            <text:p text:style-name="P6">0</text:p>
          </draw:text-box>
        </draw:frame>
        <draw:frame draw:style-name="gr3" draw:text-style-name="P10" draw:layer="layout" svg:width="1.27cm" svg:height="1.27cm" svg:x="12.43cm" svg:y="6.08cm">
          <draw:text-box>
            <text:p text:style-name="P10"><text:span text:style-name="T3">DER</text:span></text:p>
          </draw:text-box>
        </draw:frame>
        <draw:frame draw:style-name="gr3" draw:text-style-name="P6" draw:layer="layout" svg:width="1.27cm" svg:height="1.27cm" svg:x="13.7cm" svg:y="6.08cm">
          <draw:text-box>
            <text:p text:style-name="P6">1</text:p>
          </draw:text-box>
        </draw:frame>
        <draw:frame draw:style-name="gr5" draw:text-style-name="P6" draw:layer="layout" svg:width="5.08cm" svg:height="1.27cm" svg:x="1cm" svg:y="4.812cm">
          <draw:text-box>
            <text:p text:style-name="P11">Bit Number:</text:p>
          </draw:text-box>
        </draw:frame>
        <draw:custom-shape draw:style-name="gr12" draw:text-style-name="P10" draw:layer="layout" svg:width="1.905cm" svg:height="0.635cm" svg:x="14.097cm" svg:y="6.345cm">
          <text:p text:style-name="P6"><text:span text:style-name="T3">Priority</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3" presentation:class="page"/>
          <draw:frame presentation:style-name="pr5" draw:text-style-name="P5" draw:layer="layout" svg:width="17.271cm" svg:height="12.322cm" svg:x="2.159cm" svg:y="13.271cm" presentation:class="notes">
            <draw:text-box>
              <text:p text:style-name="P5">Bits 1,0: Network priority where:</text:p>
              <text:p text:style-name="P5"><text:s text:c="10"/>B'11' = Life Safety message</text:p>
              <text:p text:style-name="P5"><text:s text:c="10"/>B'10' = Critical Equipment message</text:p>
              <text:p text:style-name="P5"><text:s text:c="10"/>B'01' = Urgent message</text:p>
              <text:p text:style-name="P5"><text:s text:c="10"/>B '00' = Normal message</text:p>
              <text:p text:style-name="P5"/>
            </draw:text-box>
          </draw:frame>
        </presentation:notes>
      </draw:page>
      <draw:page draw:name="page4" draw:style-name="dp1" draw:master-page-name="Default" presentation:presentation-page-layout-name="AL2T19">
        <office:forms form:automatic-focus="false" form:apply-design-mode="false"/>
        <draw:frame presentation:style-name="pr1" draw:layer="layout" svg:width="23.345cm" svg:height="3.021cm" svg:x="2.297cm" svg:y="1.905cm" presentation:class="title">
          <draw:text-box>
            <text:p text:style-name="P1">ASN.1 Primer</text:p>
          </draw:text-box>
        </draw:frame>
        <draw:frame draw:style-name="gr10" draw:text-style-name="P1" draw:layer="layout" svg:width="24.765cm" svg:height="12.001cm" svg:x="1.635cm" svg:y="4.81cm">
          <draw:text-box>
            <text:p text:style-name="P12"><text:span text:style-name="T4">BACnet clause 20.2 defines BACnet’s encoding of ASN.1.</text:span></text:p>
            <text:p text:style-name="P12"/>
            <text:p text:style-name="P12">name ::= expression</text:p>
            <text:p text:style-name="P12">defines "name" in terms of the expression.</text:p>
            <text:p text:style-name="P13"/>
            <text:p text:style-name="P12">SEQUENCE {}</text:p>
            <text:p text:style-name="P12">means that one of each item in the bracketed construct is included, unless it is marked with the keyword OPTIONAL, in which case it may or may not be included.</text:p>
            <text:p text:style-name="P13"/>
            <text:p text:style-name="P12">SEQUENCE OF item</text:p>
            <text:p text:style-name="P12">means a list of zero or more items. <text:s/>The item may be another ASN.1 definition, or it may be a SEQUENCE {}. <text:s/>Note the difference between the one-shot SEQUENCE and the list defined by SEQUENCE OF.</text:p>
            <text:p text:style-name="P13"/>
            <text:p text:style-name="P12">CHOICE {}</text:p>
            <text:p text:style-name="P12">means a selection of one item of the bracketed construct is included.</text:p>
            <text:p text:style-name="P13"/>
            <text:p text:style-name="P12">ENUMERATED {name (value),...}</text:p>
            <text:p text:style-name="P12">defines an enumeration, where a list of "names" are assigned values shown in parenthesis.</text:p>
            <text:p text:style-name="P13"/>
            <text:p text:style-name="P12">[n]</text:p>
            <text:p text:style-name="P12">A number in square brackets denotes a context tag, which will generally appear in the encoding (the exception being tags defined in the APDU header productions)</text:p>
            <text:p text:style-name="P13"/>
            <text:p text:style-name="P12">ABSTRACT-SYNTAX.&amp;Type</text:p>
            <text:p text:style-name="P12">Indicates that a CHOICE of any tagged datatype <text:s/>is legal.</text:p>
          </draw:text-box>
        </draw:frame>
        <presentation:notes draw:style-name="dp2">
          <draw:page-thumbnail draw:style-name="gr1"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text-style-name="P1" draw:layer="layout" svg:width="23.345cm" svg:height="3.272cm" svg:x="2.297cm" svg:y="1.78cm" presentation:class="title">
          <draw:text-box>
            <text:p text:style-name="P1">Encoding Application Services</text:p>
          </draw:text-box>
        </draw:frame>
        <draw:frame presentation:style-name="pr6" draw:text-style-name="P2" draw:layer="layout" svg:width="23.345cm" svg:height="3.671cm" svg:x="2.297cm" svg:y="5.584cm" presentation:class="outline" presentation:user-transformed="true">
          <draw:text-box>
            <text:list text:style-name="L2">
              <text:list-item>
                <text:p text:style-name="P2">Context Specific and Application Datatypes</text:p>
              </text:list-item>
            </text:list>
            <text:list text:style-name="L2">
              <text:list-item>
                <text:p text:style-name="P2">Primitive Application Datatypes</text:p>
              </text:list-item>
            </text:list>
          </draw:text-box>
        </draw:frame>
        <draw:frame draw:style-name="gr10" draw:text-style-name="P1" draw:layer="layout" svg:width="12.7cm" svg:height="0.962cm" svg:x="1cm" svg:y="11.16cm">
          <draw:text-box>
            <text:p text:style-name="P1"/>
          </draw:text-box>
        </draw:frame>
        <draw:frame draw:style-name="gr10" draw:text-style-name="P14" draw:layer="layout" svg:width="24.67cm" svg:height="10.313cm" svg:x="2.27cm" svg:y="9.255cm">
          <draw:text-box>
            <text:p text:style-name="P14"><text:span text:style-name="T5">20.2.1.4 Application Tags</text:span></text:p>
            <text:p text:style-name="P14"><text:span text:style-name="T5">The Tag Number field of an encoded BACnet application tag shall specify the application datatype as follows:</text:span></text:p>
            <text:p text:style-name="P14"><text:span text:style-name="T5">Tag Number: <text:s text:c="5"/>0 = Null</text:span></text:p>
            <text:p text:style-name="P14"><text:span text:style-name="T5"><text:s text:c="17"/></text:span><text:span text:style-name="T5">1 = Boolean</text:span></text:p>
            <text:p text:style-name="P14"><text:span text:style-name="T5"><text:s text:c="17"/></text:span><text:span text:style-name="T5">2 = Unsigned Integer</text:span></text:p>
            <text:p text:style-name="P14"><text:span text:style-name="T5"><text:s text:c="17"/></text:span><text:span text:style-name="T5">3 = Signed Integer (2's complement notation)</text:span></text:p>
            <text:p text:style-name="P14"><text:span text:style-name="T5"><text:s text:c="17"/></text:span><text:span text:style-name="T5">4 = Real (ANSI/IEEE-754 floating point)</text:span></text:p>
            <text:p text:style-name="P14"><text:span text:style-name="T5"><text:s text:c="17"/></text:span><text:span text:style-name="T5">5 = Double (ANSI/IEEE-754 double precision floating point)</text:span></text:p>
            <text:p text:style-name="P14"><text:span text:style-name="T5"><text:s text:c="17"/></text:span><text:span text:style-name="T5">6 = Octet String</text:span></text:p>
            <text:p text:style-name="P14"><text:span text:style-name="T5"><text:s text:c="17"/></text:span><text:span text:style-name="T5">7 = Character String</text:span></text:p>
            <text:p text:style-name="P14"><text:span text:style-name="T5"><text:s text:c="17"/></text:span><text:span text:style-name="T5">8 = Bit String</text:span></text:p>
            <text:p text:style-name="P14"><text:span text:style-name="T5"><text:s text:c="17"/></text:span><text:span text:style-name="T5">9 = Enumerated</text:span></text:p>
            <text:p text:style-name="P14"><text:span text:style-name="T5"><text:s text:c="16"/></text:span><text:span text:style-name="T5">10 = Date</text:span></text:p>
            <text:p text:style-name="P14"><text:span text:style-name="T5"><text:s text:c="16"/></text:span><text:span text:style-name="T5">11 = Time</text:span></text:p>
            <text:p text:style-name="P14"><text:span text:style-name="T5"><text:s text:c="16"/></text:span><text:span text:style-name="T5">12 = BACnetObjectIdentifier</text:span></text:p>
            <text:p text:style-name="P14"><text:span text:style-name="T5"><text:s text:c="16"/></text:span><text:span text:style-name="T5">13, 14, 15 = Reserved for ASHRAE</text:span></text:p>
            <text:p text:style-name="P14"><text:span text:style-name="T5"/></text:p>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9">
        <office:forms form:automatic-focus="false" form:apply-design-mode="false"/>
        <draw:frame presentation:style-name="pr4" draw:text-style-name="P1" draw:layer="layout" svg:width="23.345cm" svg:height="3.272cm" svg:x="2.297cm" svg:y="1.78cm" presentation:class="title">
          <draw:text-box>
            <text:p text:style-name="P1">PDU Types</text:p>
          </draw:text-box>
        </draw:frame>
        <draw:frame draw:style-name="gr10" draw:text-style-name="P1" draw:layer="layout" svg:width="19.05cm" svg:height="6.65cm" svg:x="4.175cm" svg:y="5.145cm">
          <draw:text-box>
            <text:p text:style-name="P1"><text:s text:c="4"/>PDU_TYPE_CONFIRMED_SERVICE_REQUEST = 0,</text:p>
            <text:p text:style-name="P1"><text:s text:c="4"/>PDU_TYPE_UNCONFIRMED_SERVICE_REQUEST = 0x10,</text:p>
            <text:p text:style-name="P1"><text:s text:c="4"/>PDU_TYPE_SIMPLE_ACK = 0x20,</text:p>
            <text:p text:style-name="P1"><text:s text:c="4"/>PDU_TYPE_COMPLEX_ACK = 0x30,</text:p>
            <text:p text:style-name="P1"><text:s text:c="4"/>PDU_TYPE_SEGMENT_ACK = 0x40,</text:p>
            <text:p text:style-name="P1"><text:s text:c="4"/>PDU_TYPE_ERROR = 0x50,</text:p>
            <text:p text:style-name="P1"><text:s text:c="4"/>PDU_TYPE_REJECT = 0x60,</text:p>
            <text:p text:style-name="P1"><text:s text:c="4"/>PDU_TYPE_ABORT = 0x70</text:p>
            <text:p text:style-name="P1"/>
          </draw:text-box>
        </draw:frame>
        <presentation:notes draw:style-name="dp2">
          <draw:page-thumbnail draw:style-name="gr1" draw:layer="layout" svg:width="13.968cm" svg:height="10.476cm" svg:x="3.81cm" svg:y="2.123cm" draw:page-number="6" presentation:class="page"/>
          <draw:frame presentation:style-name="pr5"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9">
        <office:forms form:automatic-focus="false" form:apply-design-mode="false"/>
        <draw:frame presentation:style-name="pr1" draw:layer="layout" svg:width="23.345cm" svg:height="3.021cm" svg:x="2.297cm" svg:y="1.905cm" presentation:class="title">
          <draw:text-box>
            <text:p text:style-name="P1">Confirmed Services</text:p>
          </draw:text-box>
        </draw:frame>
        <draw:frame draw:style-name="gr10" draw:text-style-name="P15" draw:layer="layout" svg:width="17.145cm" svg:height="13.523cm" svg:x="1cm" svg:y="4.801cm">
          <draw:text-box>
            <text:p text:style-name="P15"><text:span text:style-name="T6"><text:s text:c="4"/></text:span><text:span text:style-name="T6">/* Alarm and Event Services */</text:span></text:p>
            <text:p text:style-name="P15"><text:span text:style-name="T6"><text:s text:c="4"/></text:span><text:span text:style-name="T6">SERVICE_CONFIRMED_ACKNOWLEDGE_ALARM = 0,</text:span></text:p>
            <text:p text:style-name="P15"><text:span text:style-name="T6"><text:s text:c="4"/></text:span><text:span text:style-name="T6">SERVICE_CONFIRMED_COV_NOTIFICATION = 1,</text:span></text:p>
            <text:p text:style-name="P15"><text:span text:style-name="T6"><text:s text:c="4"/></text:span><text:span text:style-name="T6">SERVICE_CONFIRMED_EVENT_NOTIFICATION = 2,</text:span></text:p>
            <text:p text:style-name="P15"><text:span text:style-name="T6"><text:s text:c="4"/></text:span><text:span text:style-name="T6">SERVICE_CONFIRMED_GET_ALARM_SUMMARY = 3,</text:span></text:p>
            <text:p text:style-name="P15"><text:span text:style-name="T6"><text:s text:c="4"/></text:span><text:span text:style-name="T6">SERVICE_CONFIRMED_GET_ENROLLMENT_SUMMARY = 4,</text:span></text:p>
            <text:p text:style-name="P15"><text:span text:style-name="T6"><text:s text:c="4"/></text:span><text:span text:style-name="T6">SERVICE_CONFIRMED_GET_EVENT_INFORMATION = 29,</text:span></text:p>
            <text:p text:style-name="P15"><text:span text:style-name="T6"><text:s text:c="4"/></text:span><text:span text:style-name="T6">SERVICE_CONFIRMED_SUBSCRIBE_COV = 5,</text:span></text:p>
            <text:p text:style-name="P15"><text:span text:style-name="T6"><text:s text:c="4"/></text:span><text:span text:style-name="T6">SERVICE_CONFIRMED_SUBSCRIBE_COV_PROPERTY = 28,</text:span></text:p>
            <text:p text:style-name="P15"><text:span text:style-name="T6"><text:s text:c="4"/></text:span><text:span text:style-name="T6">SERVICE_CONFIRMED_LIFE_SAFETY_OPERATION = 27,</text:span></text:p>
            <text:p text:style-name="P15"><text:span text:style-name="T6"><text:s text:c="4"/></text:span><text:span text:style-name="T6">/* File Access Services */</text:span></text:p>
            <text:p text:style-name="P15"><text:span text:style-name="T6"><text:s text:c="4"/></text:span><text:span text:style-name="T6">SERVICE_CONFIRMED_ATOMIC_READ_FILE = 6,</text:span></text:p>
            <text:p text:style-name="P15"><text:span text:style-name="T6"><text:s text:c="4"/></text:span><text:span text:style-name="T6">SERVICE_CONFIRMED_ATOMIC_WRITE_FILE = 7,</text:span></text:p>
            <text:p text:style-name="P15"><text:span text:style-name="T6"><text:s text:c="4"/></text:span><text:span text:style-name="T6">/* Object Access Services */</text:span></text:p>
            <text:p text:style-name="P15"><text:span text:style-name="T6"><text:s text:c="4"/></text:span><text:span text:style-name="T6">SERVICE_CONFIRMED_ADD_LIST_ELEMENT = 8,</text:span></text:p>
            <text:p text:style-name="P15"><text:span text:style-name="T6"><text:s text:c="4"/></text:span><text:span text:style-name="T6">SERVICE_CONFIRMED_REMOVE_LIST_ELEMENT = 9,</text:span></text:p>
            <text:p text:style-name="P15"><text:span text:style-name="T6"><text:s text:c="4"/></text:span><text:span text:style-name="T6">SERVICE_CONFIRMED_CREATE_OBJECT = 10,</text:span></text:p>
            <text:p text:style-name="P15"><text:span text:style-name="T6"><text:s text:c="4"/></text:span><text:span text:style-name="T6">SERVICE_CONFIRMED_DELETE_OBJECT = 11,</text:span></text:p>
            <text:p text:style-name="P15"><text:span text:style-name="T6"><text:s text:c="4"/></text:span><text:span text:style-name="T6">SERVICE_CONFIRMED_READ_PROPERTY = 12,</text:span></text:p>
            <text:p text:style-name="P15"><text:span text:style-name="T6"><text:s text:c="4"/></text:span><text:span text:style-name="T6">SERVICE_CONFIRMED_READ_PROP_CONDITIONAL = 13,</text:span></text:p>
            <text:p text:style-name="P15"><text:span text:style-name="T6"><text:s text:c="4"/></text:span><text:span text:style-name="T6">SERVICE_CONFIRMED_READ_PROP_MULTIPLE = 14,</text:span></text:p>
            <text:p text:style-name="P15"><text:span text:style-name="T6"><text:s text:c="4"/></text:span><text:span text:style-name="T6">SERVICE_CONFIRMED_READ_RANGE = 26,</text:span></text:p>
            <text:p text:style-name="P15"><text:span text:style-name="T6"><text:s text:c="4"/></text:span><text:span text:style-name="T6">SERVICE_CONFIRMED_WRITE_PROPERTY = 15,</text:span></text:p>
            <text:p text:style-name="P15"><text:span text:style-name="T6"><text:s text:c="4"/></text:span><text:span text:style-name="T6">SERVICE_CONFIRMED_WRITE_PROP_MULTIPLE = 16,</text:span></text:p>
            <text:p text:style-name="P15"><text:span text:style-name="T6"><text:s text:c="4"/></text:span><text:span text:style-name="T6">/* Remote Device Management Services */</text:span></text:p>
            <text:p text:style-name="P15"><text:span text:style-name="T6"><text:s text:c="4"/></text:span><text:span text:style-name="T6">SERVICE_CONFIRMED_DEVICE_COMMUNICATION_CONTROL = 17,</text:span></text:p>
            <text:p text:style-name="P15"/>
            <text:p text:style-name="P15"><text:span text:style-name="T6"/></text:p>
          </draw:text-box>
        </draw:frame>
        <draw:frame draw:style-name="gr13" draw:text-style-name="P15" draw:layer="layout" svg:width="11.97cm" svg:height="12.065cm" svg:x="14.97cm" svg:y="4.81cm">
          <draw:text-box>
            <text:p text:style-name="P15"><text:span text:style-name="T6"><text:s text:c="4"/></text:span><text:span text:style-name="T6">/* Remote Device Management Services */</text:span></text:p>
            <text:p text:style-name="P15"><text:span text:style-name="T6"><text:s text:c="4"/></text:span><text:span text:style-name="T6">SERVICE_CONFIRMED_PRIVATE_TRANSFER = 18,</text:span></text:p>
            <text:p text:style-name="P15"><text:span text:style-name="T6"><text:s text:c="4"/></text:span><text:span text:style-name="T6">SERVICE_CONFIRMED_TEXT_MESSAGE = 19,</text:span></text:p>
            <text:p text:style-name="P15"><text:span text:style-name="T6"><text:s text:c="4"/></text:span><text:span text:style-name="T6">SERVICE_CONFIRMED_REINITIALIZE_DEVICE = 20,</text:span></text:p>
            <text:p text:style-name="P15"><text:span text:style-name="T6"><text:s text:c="4"/></text:span><text:span text:style-name="T6">/* Virtual Terminal Services */</text:span></text:p>
            <text:p text:style-name="P15"><text:span text:style-name="T6"><text:s text:c="4"/></text:span><text:span text:style-name="T6">SERVICE_CONFIRMED_VT_OPEN = 21,</text:span></text:p>
            <text:p text:style-name="P15"><text:span text:style-name="T6"><text:s text:c="4"/></text:span><text:span text:style-name="T6">SERVICE_CONFIRMED_VT_CLOSE = 22,</text:span></text:p>
            <text:p text:style-name="P15"><text:span text:style-name="T6"><text:s text:c="4"/></text:span><text:span text:style-name="T6">SERVICE_CONFIRMED_VT_DATA = 23,</text:span></text:p>
            <text:p text:style-name="P15"><text:span text:style-name="T6"><text:s text:c="4"/></text:span><text:span text:style-name="T6">/* Security Services */</text:span></text:p>
            <text:p text:style-name="P15"><text:span text:style-name="T6"><text:s text:c="4"/></text:span><text:span text:style-name="T6">SERVICE_CONFIRMED_AUTHENTICATE = 24,</text:span></text:p>
            <text:p text:style-name="P15"><text:span text:style-name="T6"><text:s text:c="4"/></text:span><text:span text:style-name="T6">SERVICE_CONFIRMED_REQUEST_KEY = 25,</text:span></text:p>
            <text:p text:style-name="P15"><text:span text:style-name="T6"/></text:p>
          </draw:text-box>
        </draw:frame>
        <presentation:notes draw:style-name="dp2">
          <draw:page-thumbnail draw:style-name="gr1" draw:layer="layout" svg:width="13.968cm" svg:height="10.476cm" svg:x="3.81cm" svg:y="2.123cm" draw:page-number="7" presentation:class="page"/>
          <draw:frame presentation:style-name="pr5"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9">
        <office:forms form:automatic-focus="false" form:apply-design-mode="false"/>
        <draw:frame presentation:style-name="pr1" draw:layer="layout" svg:width="23.345cm" svg:height="3.021cm" svg:x="2.297cm" svg:y="1.905cm" presentation:class="title">
          <draw:text-box>
            <text:p text:style-name="P1">Unconfirmed Services</text:p>
          </draw:text-box>
        </draw:frame>
        <draw:frame draw:style-name="gr10" draw:text-style-name="P1" draw:layer="layout" svg:width="22.225cm" svg:height="8.072cm" svg:x="2.905cm" svg:y="5.445cm">
          <draw:text-box>
            <text:p text:style-name="P1"><text:s text:c="4"/>SERVICE_UNCONFIRMED_I_AM = 0,</text:p>
            <text:p text:style-name="P1"><text:s text:c="4"/>SERVICE_UNCONFIRMED_I_HAVE = 1,</text:p>
            <text:p text:style-name="P1"><text:s text:c="4"/>SERVICE_UNCONFIRMED_COV_NOTIFICATION = 2,</text:p>
            <text:p text:style-name="P1"><text:s text:c="4"/>SERVICE_UNCONFIRMED_EVENT_NOTIFICATION = 3,</text:p>
            <text:p text:style-name="P1"><text:s text:c="4"/>SERVICE_UNCONFIRMED_PRIVATE_TRANSFER = 4,</text:p>
            <text:p text:style-name="P1"><text:s text:c="4"/>SERVICE_UNCONFIRMED_TEXT_MESSAGE = 5,</text:p>
            <text:p text:style-name="P1"><text:s text:c="4"/>SERVICE_UNCONFIRMED_TIME_SYNCHRONIZATION = 6,</text:p>
            <text:p text:style-name="P1"><text:s text:c="4"/>SERVICE_UNCONFIRMED_WHO_HAS = 7,</text:p>
            <text:p text:style-name="P1"><text:s text:c="4"/>SERVICE_UNCONFIRMED_WHO_IS = 8,</text:p>
            <text:p text:style-name="P1"><text:s text:c="4"/>SERVICE_UNCONFIRMED_UTC_TIME_SYNCHRONIZATION = 9,</text:p>
            <text:p text:style-name="P1"/>
          </draw:text-box>
        </draw:frame>
        <presentation:notes draw:style-name="dp2">
          <draw:page-thumbnail draw:style-name="gr1" draw:layer="layout" svg:width="13.968cm" svg:height="10.476cm" svg:x="3.81cm" svg:y="2.123cm" draw:page-number="8" presentation:class="page"/>
          <draw:frame presentation:style-name="pr5"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text-style-name="P1" draw:layer="layout" svg:width="23.345cm" svg:height="3.272cm" svg:x="2.297cm" svg:y="1.78cm" presentation:class="title">
          <draw:text-box>
            <text:p text:style-name="P1">BACnet Arrays and Lists</text:p>
          </draw:text-box>
        </draw:frame>
        <draw:frame presentation:style-name="pr7" draw:text-style-name="P2" draw:layer="layout" svg:width="23.345cm" svg:height="12.929cm" svg:x="2.297cm" svg:y="5.584cm" presentation:class="outline">
          <draw:text-box>
            <text:list text:style-name="L2">
              <text:list-item>
                <text:p text:style-name="P2">Ordered sequence of a data elements</text:p>
              </text:list-item>
            </text:list>
            <text:list text:style-name="L2">
              <text:list-item>
                <text:p text:style-name="P2">Each element may be accessed using index</text:p>
              </text:list-item>
            </text:list>
            <text:list text:style-name="L2">
              <text:list-item>
                <text:p text:style-name="P2">Index 0 is count of elements</text:p>
              </text:list-item>
            </text:list>
            <text:list text:style-name="L2">
              <text:list-item>
                <text:p text:style-name="P2">Omitted Index is all elements</text:p>
              </text:list-item>
            </text:list>
            <text:list text:style-name="L2">
              <text:list-item>
                <text:p text:style-name="P2">"List of" is a sequence of data elements that cannot be accessed or counted using Index.</text:p>
              </text:list-item>
            </text:list>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5" draw:text-style-name="P16" draw:layer="layout" svg:width="17.271cm" svg:height="13.161cm" svg:x="2.159cm" svg:y="13.271cm" presentation:class="notes" presentation:user-transformed="true">
            <draw:text-box>
              <text:p text:style-name="P16"><text:span text:style-name="T7">A "BACnetARRAY" datatype is a structured datatype consisting of an ordered sequence of data elements, each having the same datatype. The components of an array property may be individually accessed (read or written) using an "array index," which is an unsigned integer value. An index of 0 (zero) shall specify that the count of the number of data elements be returned. If the array index is omitted, it means that all of the elements of the array are to be accessed. An array index N, greater than zero, shall specify the Nth element in the sequence. When array properties are used in BACnet objects, the notation "BACnetARRAY[N] of datatype" shall mean an ordered sequence of N data elements, each of which has that datatype.</text:span></text:p>
              <text:p text:style-name="P16"><text:span text:style-name="T7">If the size of an array may be changed by writing to the array, then array element 0 shall be writable. If the value of array element 0 is decreased, the array shall be truncated and the elements of the array with an index greater than the new value of array element 0 are deleted. If the value of array element 0 is increased, the new elements of the array, those with an index greater than the old value of array element 0, shall be created; the values that are assigned to those elements shall be a local matter except where otherwise specified. Where the size of an array is allowed to be changed, writing the entire array as a single property with a different number of elements shall cause the array size to be changed. An attempt to write to an array element with an index greater than the size of the array shall result in an error and shall not cause the array to grow to accommodate the element. Arrays whose sizes are fixed by the Standard shall not be resizable.</text:span></text:p>
              <text:p text:style-name="P16"><text:span text:style-name="T7">A "List of" datatype is a structured datatype consisting of a sequence of zero or more data elements, each having the same datatype. The length of each "List of" may be variable. Unless specified for a particular use, no maximum size should be assumed for any "List of" implementation. The notation "List of datatype" shall mean a sequence of zero or more data elements, each of which has the indicated type.</text:span></text:p>
              <text:p text:style-name="P16"><text:span text:style-name="T7">The difference between a "BACnetARRAY" property and a "List of" property is that the elements of the array can be uniquely accessed by an array index while the elements of the "List of" property cannot. Moreover, the number of elements in the BACnetARRAY may be ascertained by reading the array index 0, while the number of elements present in a "List of" property can only be determined by reading the entire property value and performing a count.</text:span></text:p>
            </draw:text-box>
          </draw:frame>
        </presentation:notes>
      </draw:page>
      <draw:page draw:name="page10" draw:style-name="dp1" draw:master-page-name="Default" presentation:presentation-page-layout-name="AL2T19">
        <office:forms form:automatic-focus="false" form:apply-design-mode="false"/>
        <draw:frame presentation:style-name="pr4" draw:text-style-name="P1" draw:layer="layout" svg:width="23.345cm" svg:height="3.272cm" svg:x="2.297cm" svg:y="1.78cm" presentation:class="title" presentation:user-transformed="true">
          <draw:text-box>
            <text:p text:style-name="P1">Command Prioritization</text:p>
          </draw:text-box>
        </draw:frame>
        <draw:frame draw:style-name="gr3" draw:text-style-name="P6" draw:layer="layout" svg:width="4.445cm" svg:height="1.27cm" svg:x="1.635cm" svg:y="5.445cm">
          <draw:text-box>
            <text:p text:style-name="P6">Priority Level</text:p>
          </draw:text-box>
        </draw:frame>
        <draw:frame draw:style-name="gr14" draw:text-style-name="P1" draw:layer="layout" svg:width="8.255cm" svg:height="1.27cm" svg:x="6.08cm" svg:y="5.445cm">
          <draw:text-box>
            <text:p text:style-name="P1">Application</text:p>
          </draw:text-box>
        </draw:frame>
        <draw:frame draw:style-name="gr14" draw:text-style-name="P6" draw:layer="layout" svg:width="4.445cm" svg:height="1.27cm" svg:x="1.635cm" svg:y="6.715cm">
          <draw:text-box>
            <text:p text:style-name="P6">1</text:p>
          </draw:text-box>
        </draw:frame>
        <draw:frame draw:style-name="gr3" draw:text-style-name="P1" draw:layer="layout" svg:width="8.255cm" svg:height="1.27cm" svg:x="6.08cm" svg:y="6.715cm">
          <draw:text-box>
            <text:p text:style-name="P6">Manual-Life Safety</text:p>
          </draw:text-box>
        </draw:frame>
        <draw:frame draw:style-name="gr14" draw:text-style-name="P6" draw:layer="layout" svg:width="4.445cm" svg:height="1.27cm" svg:x="1.635cm" svg:y="9.255cm">
          <draw:text-box>
            <text:p text:style-name="P6">3</text:p>
          </draw:text-box>
        </draw:frame>
        <draw:frame draw:style-name="gr3" draw:text-style-name="P1" draw:layer="layout" svg:width="8.255cm" svg:height="1.27cm" svg:x="6.08cm" svg:y="9.255cm">
          <draw:text-box>
            <text:p text:style-name="P6">Available</text:p>
          </draw:text-box>
        </draw:frame>
        <draw:frame draw:style-name="gr14" draw:text-style-name="P6" draw:layer="layout" svg:width="4.445cm" svg:height="1.27cm" svg:x="1.635cm" svg:y="10.525cm">
          <draw:text-box>
            <text:p text:style-name="P6">4</text:p>
          </draw:text-box>
        </draw:frame>
        <draw:frame draw:style-name="gr3" draw:text-style-name="P1" draw:layer="layout" svg:width="8.255cm" svg:height="1.27cm" svg:x="6.08cm" svg:y="10.525cm">
          <draw:text-box>
            <text:p text:style-name="P6">Available</text:p>
          </draw:text-box>
        </draw:frame>
        <draw:frame draw:style-name="gr14" draw:text-style-name="P6" draw:layer="layout" svg:width="4.445cm" svg:height="1.27cm" svg:x="1.635cm" svg:y="11.795cm">
          <draw:text-box>
            <text:p text:style-name="P6">5</text:p>
          </draw:text-box>
        </draw:frame>
        <draw:frame draw:style-name="gr3" draw:text-style-name="P1" draw:layer="layout" svg:width="8.255cm" svg:height="1.27cm" svg:x="6.08cm" svg:y="11.795cm">
          <draw:text-box>
            <text:p text:style-name="P6">Critical Equipment Control</text:p>
          </draw:text-box>
        </draw:frame>
        <draw:frame draw:style-name="gr14" draw:text-style-name="P6" draw:layer="layout" svg:width="4.445cm" svg:height="1.27cm" svg:x="1.635cm" svg:y="13.065cm">
          <draw:text-box>
            <text:p text:style-name="P6">6</text:p>
          </draw:text-box>
        </draw:frame>
        <draw:frame draw:style-name="gr3" draw:text-style-name="P1" draw:layer="layout" svg:width="8.255cm" svg:height="1.27cm" svg:x="6.08cm" svg:y="13.065cm">
          <draw:text-box>
            <text:p text:style-name="P6">Minimum On/Off</text:p>
          </draw:text-box>
        </draw:frame>
        <draw:frame draw:style-name="gr14" draw:text-style-name="P6" draw:layer="layout" svg:width="4.445cm" svg:height="1.27cm" svg:x="1.635cm" svg:y="14.335cm">
          <draw:text-box>
            <text:p text:style-name="P6">7</text:p>
          </draw:text-box>
        </draw:frame>
        <draw:frame draw:style-name="gr3" draw:text-style-name="P1" draw:layer="layout" svg:width="8.255cm" svg:height="1.27cm" svg:x="6.08cm" svg:y="14.335cm">
          <draw:text-box>
            <text:p text:style-name="P6">Available</text:p>
          </draw:text-box>
        </draw:frame>
        <draw:frame draw:style-name="gr14" draw:text-style-name="P6" draw:layer="layout" svg:width="4.445cm" svg:height="1.27cm" svg:x="1.635cm" svg:y="15.605cm">
          <draw:text-box>
            <text:p text:style-name="P6">8</text:p>
          </draw:text-box>
        </draw:frame>
        <draw:frame draw:style-name="gr3" draw:text-style-name="P1" draw:layer="layout" svg:width="8.255cm" svg:height="1.27cm" svg:x="6.08cm" svg:y="15.605cm">
          <draw:text-box>
            <text:p text:style-name="P6">Manual Operator</text:p>
          </draw:text-box>
        </draw:frame>
        <draw:frame draw:style-name="gr14" draw:text-style-name="P6" draw:layer="layout" svg:width="4.445cm" svg:height="1.27cm" svg:x="1.635cm" svg:y="7.985cm">
          <draw:text-box>
            <text:p text:style-name="P6">2</text:p>
          </draw:text-box>
        </draw:frame>
        <draw:frame draw:style-name="gr3" draw:text-style-name="P1" draw:layer="layout" svg:width="8.255cm" svg:height="1.27cm" svg:x="6.08cm" svg:y="7.985cm">
          <draw:text-box>
            <text:p text:style-name="P6">Automatic-Life Safety</text:p>
          </draw:text-box>
        </draw:frame>
        <draw:frame draw:style-name="gr3" draw:text-style-name="P6" draw:layer="layout" svg:width="4.445cm" svg:height="1.27cm" svg:x="14.97cm" svg:y="5.445cm">
          <draw:text-box>
            <text:p text:style-name="P6">Priority Level</text:p>
          </draw:text-box>
        </draw:frame>
        <draw:frame draw:style-name="gr14" draw:text-style-name="P1" draw:layer="layout" svg:width="6.985cm" svg:height="1.27cm" svg:x="19.415cm" svg:y="5.445cm">
          <draw:text-box>
            <text:p text:style-name="P1">Application</text:p>
          </draw:text-box>
        </draw:frame>
        <draw:frame draw:style-name="gr14" draw:text-style-name="P6" draw:layer="layout" svg:width="4.445cm" svg:height="1.27cm" svg:x="14.97cm" svg:y="6.715cm">
          <draw:text-box>
            <text:p text:style-name="P6">9</text:p>
          </draw:text-box>
        </draw:frame>
        <draw:frame draw:style-name="gr3" draw:text-style-name="P1" draw:layer="layout" svg:width="6.985cm" svg:height="1.27cm" svg:x="19.415cm" svg:y="6.715cm">
          <draw:text-box>
            <text:p text:style-name="P6">Available</text:p>
          </draw:text-box>
        </draw:frame>
        <draw:frame draw:style-name="gr14" draw:text-style-name="P6" draw:layer="layout" svg:width="4.445cm" svg:height="1.27cm" svg:x="14.97cm" svg:y="9.255cm">
          <draw:text-box>
            <text:p text:style-name="P6">11</text:p>
          </draw:text-box>
        </draw:frame>
        <draw:frame draw:style-name="gr3" draw:text-style-name="P1" draw:layer="layout" svg:width="6.985cm" svg:height="1.27cm" svg:x="19.415cm" svg:y="9.255cm">
          <draw:text-box>
            <text:p text:style-name="P6">Available</text:p>
          </draw:text-box>
        </draw:frame>
        <draw:frame draw:style-name="gr14" draw:text-style-name="P6" draw:layer="layout" svg:width="4.445cm" svg:height="1.27cm" svg:x="14.97cm" svg:y="10.525cm">
          <draw:text-box>
            <text:p text:style-name="P6">12</text:p>
          </draw:text-box>
        </draw:frame>
        <draw:frame draw:style-name="gr3" draw:text-style-name="P1" draw:layer="layout" svg:width="6.985cm" svg:height="1.27cm" svg:x="19.415cm" svg:y="10.525cm">
          <draw:text-box>
            <text:p text:style-name="P6">Available</text:p>
          </draw:text-box>
        </draw:frame>
        <draw:frame draw:style-name="gr14" draw:text-style-name="P6" draw:layer="layout" svg:width="4.445cm" svg:height="1.27cm" svg:x="14.97cm" svg:y="11.795cm">
          <draw:text-box>
            <text:p text:style-name="P6">13</text:p>
          </draw:text-box>
        </draw:frame>
        <draw:frame draw:style-name="gr3" draw:text-style-name="P1" draw:layer="layout" svg:width="6.985cm" svg:height="1.27cm" svg:x="19.415cm" svg:y="11.795cm">
          <draw:text-box>
            <text:p text:style-name="P6">Available</text:p>
          </draw:text-box>
        </draw:frame>
        <draw:frame draw:style-name="gr14" draw:text-style-name="P6" draw:layer="layout" svg:width="4.445cm" svg:height="1.27cm" svg:x="14.97cm" svg:y="13.065cm">
          <draw:text-box>
            <text:p text:style-name="P6">14</text:p>
          </draw:text-box>
        </draw:frame>
        <draw:frame draw:style-name="gr3" draw:text-style-name="P1" draw:layer="layout" svg:width="6.985cm" svg:height="1.27cm" svg:x="19.415cm" svg:y="13.065cm">
          <draw:text-box>
            <text:p text:style-name="P6">Available</text:p>
          </draw:text-box>
        </draw:frame>
        <draw:frame draw:style-name="gr14" draw:text-style-name="P6" draw:layer="layout" svg:width="4.445cm" svg:height="1.27cm" svg:x="14.97cm" svg:y="14.335cm">
          <draw:text-box>
            <text:p text:style-name="P6">15</text:p>
          </draw:text-box>
        </draw:frame>
        <draw:frame draw:style-name="gr3" draw:text-style-name="P1" draw:layer="layout" svg:width="6.985cm" svg:height="1.27cm" svg:x="19.415cm" svg:y="14.335cm">
          <draw:text-box>
            <text:p text:style-name="P6">Available</text:p>
          </draw:text-box>
        </draw:frame>
        <draw:frame draw:style-name="gr14" draw:text-style-name="P6" draw:layer="layout" svg:width="4.445cm" svg:height="1.27cm" svg:x="14.97cm" svg:y="15.605cm">
          <draw:text-box>
            <text:p text:style-name="P6">16</text:p>
          </draw:text-box>
        </draw:frame>
        <draw:frame draw:style-name="gr3" draw:text-style-name="P1" draw:layer="layout" svg:width="6.985cm" svg:height="1.27cm" svg:x="19.415cm" svg:y="15.605cm">
          <draw:text-box>
            <text:p text:style-name="P6">Available</text:p>
          </draw:text-box>
        </draw:frame>
        <draw:frame draw:style-name="gr14" draw:text-style-name="P6" draw:layer="layout" svg:width="4.445cm" svg:height="1.27cm" svg:x="14.97cm" svg:y="7.985cm">
          <draw:text-box>
            <text:p text:style-name="P6">10</text:p>
          </draw:text-box>
        </draw:frame>
        <draw:frame draw:style-name="gr3" draw:text-style-name="P1" draw:layer="layout" svg:width="6.985cm" svg:height="1.27cm" svg:x="19.415cm" svg:y="7.985cm">
          <draw:text-box>
            <text:p text:style-name="P6">Available</text:p>
          </draw:text-box>
        </draw:frame>
        <draw:frame draw:style-name="gr15" draw:text-style-name="P6" draw:layer="layout" svg:width="8.89cm" svg:height="0.962cm" svg:x="9.255cm" svg:y="18.145cm">
          <draw:text-box>
            <text:p text:style-name="P6">Relinquish_Default</text:p>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5" draw:text-style-name="P16" draw:layer="layout" svg:width="17.271cm" svg:height="12.322cm" svg:x="2.159cm" svg:y="13.271cm" presentation:class="notes" presentation:user-transformed="true">
            <draw:text-box>
              <text:p text:style-name="P16"><text:span text:style-name="T7">19.2.2 <text:s text:c="3"/>Application Priority Assignments</text:span></text:p>
              <text:p text:style-name="P16"><text:span text:style-name="T7">Commanding entities are assigned one of the 16 possible priority levels. The assignment of most priorities is site dependent and represents the objectives of the site management. Table 19-1 contains the standard priorities. Other applications that need prioritization include Temperature Override, Demand Limiting, Optimum Start/Stop, Duty Cycling, and Scheduling. The relative priorities of these applications may vary from site to site and are not standardized. For interoperability at any particular site, the only requirement is that all devices implement the same priority scheme. The positions marked Available are open for assignment to DDC programs, EMS programs, etc. The interpretation of what conditions constitute Manual-Life Safety or Automatic-Life Safety decisions is a local matter.</text:span></text:p>
              <text:p text:style-name="P16"><text:span text:style-name="T7"/></text:p>
              <text:p text:style-name="P16"><text:span text:style-name="T7">19.2.1.3 <text:s text:c="3"/>Relinquish Commands</text:span></text:p>
              <text:p text:style-name="P16"><text:span text:style-name="T7">When a commanding entity no longer desires to control a commandable property, it issues a relinquish command. A relinquish command is also either a WriteProperty service request or a WritePropertyMultiple service request. In either case, the request primitive shall contain (among others) the following parameters:</text:span></text:p>
              <text:p text:style-name="P16"><text:span text:style-name="T7"><text:s text:c="20"/></text:span><text:span text:style-name="T7">Property Identifier: <text:s text:c="8"/>Commandable_Property</text:span></text:p>
              <text:p text:style-name="P16"><text:span text:style-name="T7"><text:s text:c="20"/></text:span><text:span text:style-name="T7">Property Value: <text:s text:c="13"/>NULL</text:span></text:p>
              <text:p text:style-name="P16"><text:span text:style-name="T7"><text:s text:c="20"/></text:span><text:span text:style-name="T7">Priority: <text:s text:c="19"/>Priority</text:span></text:p>
              <text:p text:style-name="P16"><text:span text:style-name="T7">The placement of NULL in the value parameter indicates the absence of any command at that priority. When all elements of the priority table array contain NULL, the commandable property shall assume the value defined in the Relinquish_Default property of the object. <text:s/>It is possible for an application entity to relinquish at a priority other than its own, resulting in unpredictable behavior. If more than one application is assigned the same priority, it is possible for one application entity to write-over (or relinquish) the commands from the other application entity, resulting in unpredictable operation. To minimize this possibility, it is very important not to allow more than one commanding entity to assume the same priority level within the system.</text:span></text:p>
            </draw:text-box>
          </draw:frame>
        </presentation:notes>
      </draw:page>
      <draw:page draw:name="page11" draw:style-name="dp1" draw:master-page-name="Default" presentation:presentation-page-layout-name="AL1T1">
        <office:forms form:automatic-focus="false" form:apply-design-mode="false"/>
        <draw:frame presentation:style-name="pr4" draw:text-style-name="P1" draw:layer="layout" svg:width="23.345cm" svg:height="3.272cm" svg:x="2.297cm" svg:y="1.78cm" presentation:class="title">
          <draw:text-box>
            <text:p text:style-name="P1">Reject, Abort, Error</text:p>
          </draw:text-box>
        </draw:frame>
        <draw:frame presentation:style-name="pr2" draw:layer="layout" svg:width="23.345cm" svg:height="12.678cm" svg:x="2.297cm" svg:y="5.584cm" presentation:class="outline" presentation:user-transformed="true">
          <draw:text-box>
            <text:list text:style-name="L2">
              <text:list-item>
                <text:p text:style-name="P2">Reject PDU</text:p>
              </text:list-item>
            </text:list>
            <text:list text:style-name="L2">
              <text:list-item>
                <text:list>
                  <text:list-item>
                    <text:p text:style-name="P3">Reject based on syntactical flaws or other protocol errors that prevent PDU from being interpreted</text:p>
                  </text:list-item>
                </text:list>
              </text:list-item>
            </text:list>
            <text:list text:style-name="L2">
              <text:list-item>
                <text:list>
                  <text:list-item>
                    <text:p text:style-name="P3">Requested service is not available </text:p>
                  </text:list-item>
                </text:list>
              </text:list-item>
            </text:list>
            <text:list text:style-name="L2">
              <text:list-item>
                <text:list>
                  <text:list-item>
                    <text:p text:style-name="P3">Only confirmed request PDUs may be rejected.</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3.345cm" svg:height="3.021cm" svg:x="2.297cm" svg:y="1.905cm" presentation:class="title">
          <draw:text-box>
            <text:p text:style-name="P1">Reject, Abort, Error</text:p>
          </draw:text-box>
        </draw:frame>
        <draw:frame presentation:style-name="pr2" draw:layer="layout" svg:width="23.345cm" svg:height="12.678cm" svg:x="2.297cm" svg:y="5.584cm" presentation:class="outline">
          <draw:text-box>
            <text:list text:style-name="L2">
              <text:list-item>
                <text:p text:style-name="P2">Abort used to terminate transaction between two peers</text:p>
              </text:list-item>
            </text:list>
            <text:list text:style-name="L2">
              <text:list-item>
                <text:p text:style-name="P2">Error for APDU failures</text:p>
              </text:list-item>
            </text:list>
            <text:list text:style-name="L2">
              <text:list-item>
                <text:list>
                  <text:list-item>
                    <text:p text:style-name="P3">Indicates the reason why a previous confirmed service request failed in its entirety.</text:p>
                  </text:list-item>
                </text:list>
              </text:list-item>
            </text:list>
            <text:list text:style-name="L2">
              <text:list-item>
                <text:list>
                  <text:list-item>
                    <text:p text:style-name="P3">Prescribed in Service procedure, although listed in Clause 18.</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1cm" fo:margin-bottom="1cm" fo:margin-left="1cm" fo:margin-right="1cm" fo:page-width="27.94cm" fo:page-height="21.59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7cm" svg:height="4.317cm" svg:x="2.794cm" svg:y="4.263cm" draw:page-number="1"/>
      <draw:page-thumbnail draw:layer="backgroundobjects" svg:width="5.587cm" svg:height="4.317cm" svg:x="11.176cm" svg:y="4.263cm" draw:page-number="2"/>
      <draw:page-thumbnail draw:layer="backgroundobjects" svg:width="5.587cm" svg:height="4.317cm" svg:x="19.558cm" svg:y="4.263cm" draw:page-number="3"/>
      <draw:page-thumbnail draw:layer="backgroundobjects" svg:width="5.587cm" svg:height="4.317cm" svg:x="2.794cm" svg:y="13.007cm"/>
      <draw:page-thumbnail draw:layer="backgroundobjects" svg:width="5.587cm" svg:height="4.317cm" svg:x="11.176cm" svg:y="13.007cm"/>
      <draw:page-thumbnail draw:layer="backgroundobjects" svg:width="5.587cm" svg:height="4.317cm" svg:x="19.558cm" svg:y="13.007cm"/>
    </style:handout-master>
    <style:master-page style:name="Default" style:page-layout-name="PM1" draw:style-name="dp1">
      <draw:frame presentation:style-name="Default-title" draw:layer="backgroundobjects" svg:width="23.345cm" svg:height="3.271cm" svg:x="2.297cm" svg:y="1.78cm" presentation:class="title" presentation:placeholder="true">
        <draw:text-box/>
      </draw:frame>
      <draw:frame presentation:style-name="Default-outline1" draw:layer="backgroundobjects" svg:width="23.345cm" svg:height="12.928cm" svg:x="2.297cm" svg:y="5.584cm" presentation:class="outline" presentation:placeholder="true">
        <draw:text-box/>
      </draw:frame>
      <draw:frame presentation:style-name="pr1" draw:text-style-name="P1" draw:layer="backgroundobjects" svg:width="6.043cm" svg:height="1.351cm" svg:x="2.297cm" svg:y="18.846cm" presentation:class="date-time">
        <draw:text-box>
          <text:p text:style-name="P1"><text:span text:style-name="T1"><presentation:date-time/></text:span></text:p>
        </draw:text-box>
      </draw:frame>
      <draw:frame presentation:style-name="pr1" draw:text-style-name="P3" draw:layer="backgroundobjects" svg:width="8.222cm" svg:height="1.351cm" svg:x="9.871cm" svg:y="18.846cm" presentation:class="footer">
        <draw:text-box>
          <text:p text:style-name="P3"><text:span text:style-name="T1"><presentation:footer/></text:span></text:p>
        </draw:text-box>
      </draw:frame>
      <draw:frame presentation:style-name="pr1" draw:text-style-name="P2" draw:layer="backgroundobjects" svg:width="6.043cm" svg:height="1.351cm" svg:x="19.598cm" svg:y="18.846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6$Build-9309</meta:generator>
    <meta:initial-creator>Steve Karg</meta:initial-creator>
    <meta:creation-date>2008-05-09T13:58:56</meta:creation-date>
    <dc:creator>Stephen Karg</dc:creator>
    <dc:date>2008-06-04T17:23:58</dc:date>
    <meta:editing-cycles>25</meta:editing-cycles>
    <meta:editing-duration>PT7H20M7S</meta:editing-duration>
    <meta:user-defined meta:name="Info 1"/>
    <meta:user-defined meta:name="Info 2"/>
    <meta:user-defined meta:name="Info 3"/>
    <meta:user-defined meta:name="Info 4"/>
    <meta:document-statistic meta:object-count="157"/>
  </office:meta>
</office:document-meta>
</file>